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f02d" officeooo:paragraph-rsid="000ef0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поминалка</text:p>
      <text:list xml:id="list1947955916" text:style-name="L1">
        <text:list-item>
          <text:p text:style-name="P1">Добавить на функцию по созданию проекта защиту на совпадение имени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1T00:58:28.746228324</dc:date>
    <meta:editing-duration>PT49S</meta:editing-duration>
    <meta:editing-cycles>2</meta:editing-cycles>
    <meta:document-statistic meta:table-count="0" meta:image-count="0" meta:object-count="0" meta:page-count="1" meta:paragraph-count="2" meta:word-count="12" meta:character-count="80" meta:non-whitespace-character-count="70"/>
  </office:meta>
</office:document-meta>
</file>